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5301" officeooo:paragraph-rsid="001653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asfafasdlfadflas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7:08:00.203746754</meta:creation-date>
    <dc:date>2020-07-05T17:08:33.127128945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20" meta:non-whitespace-character-count="20"/>
    <meta:generator>LibreOffice/6.0.7.3$Linux_X86_64 LibreOffice_project/00m0$Build-3</meta:generator>
  </office:meta>
</office:document-meta>
</file>